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2in" style:rel-column-width="18927*"/>
    </style:style>
    <style:style style:name="Table4.B" style:family="table-column">
      <style:table-column-properties style:column-width="0.5799in" style:rel-column-width="5487*"/>
    </style:style>
    <style:style style:name="Table4.D" style:family="table-column">
      <style:table-column-properties style:column-width="2.35in" style:rel-column-width="22239*"/>
    </style:style>
    <style:style style:name="Table4.E" style:family="table-column">
      <style:table-column-properties style:column-width="1.4153in" style:rel-column-width="13395*"/>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in" style:rel-column-width="18927*"/>
    </style:style>
    <style:style style:name="Table2.B" style:family="table-column">
      <style:table-column-properties style:column-width="0.5799in" style:rel-column-width="5487*"/>
    </style:style>
    <style:style style:name="Table2.D" style:family="table-column">
      <style:table-column-properties style:column-width="2.35in" style:rel-column-width="22239*"/>
    </style:style>
    <style:style style:name="Table2.E" style:family="table-column">
      <style:table-column-properties style:column-width="1.4153in" style:rel-column-width="13395*"/>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2in" style:rel-column-width="18927*"/>
    </style:style>
    <style:style style:name="Table3.B" style:family="table-column">
      <style:table-column-properties style:column-width="0.5799in" style:rel-column-width="5487*"/>
    </style:style>
    <style:style style:name="Table3.D" style:family="table-column">
      <style:table-column-properties style:column-width="2.35in" style:rel-column-width="22239*"/>
    </style:style>
    <style:style style:name="Table3.E" style:family="table-column">
      <style:table-column-properties style:column-width="1.4153in" style:rel-column-width="13395*"/>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CanTransport" style:family="table">
      <style:table-properties style:width="6.925in" table:align="margins" style:writing-mode="lr-tb"/>
    </style:style>
    <style:style style:name="CanTransport.A" style:family="table-column">
      <style:table-column-properties style:column-width="2in" style:rel-column-width="18927*"/>
    </style:style>
    <style:style style:name="CanTransport.B" style:family="table-column">
      <style:table-column-properties style:column-width="0.5799in" style:rel-column-width="5487*"/>
    </style:style>
    <style:style style:name="CanTransport.D" style:family="table-column">
      <style:table-column-properties style:column-width="2.3451in" style:rel-column-width="22193*"/>
    </style:style>
    <style:style style:name="CanTransport.E" style:family="table-column">
      <style:table-column-properties style:column-width="1.4201in" style:rel-column-width="13441*"/>
    </style:style>
    <style:style style:name="CanTransport.A1" style:family="table-cell">
      <style:table-cell-properties fo:padding="0.0382in" fo:border-left="0.0007in solid #000000" fo:border-right="none" fo:border-top="0.0007in solid #000000" fo:border-bottom="0.0007in solid #000000"/>
    </style:style>
    <style:style style:name="CanTransport.E1" style:family="table-cell">
      <style:table-cell-properties fo:padding="0.0382in" fo:border="0.0007in solid #000000"/>
    </style:style>
    <style:style style:name="CanTransport.A2" style:family="table-cell">
      <style:table-cell-properties fo:padding="0.0382in" fo:border-left="0.0007in solid #000000" fo:border-right="none" fo:border-top="none" fo:border-bottom="0.0007in solid #000000"/>
    </style:style>
    <style:style style:name="CanTransport.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able_20_Contents">
      <style:paragraph-properties fo:margin-left="0.2764in" fo:margin-right="-0.0043in" fo:margin-top="0in" fo:margin-bottom="0in" fo:text-align="start" style:justify-single-word="false" fo:text-indent="0in" style:auto-text-indent="false"/>
    </style:style>
    <style:style style:name="P9" style:family="paragraph" style:parent-style-name="Table_20_Contents">
      <style:paragraph-properties fo:margin-top="0in" fo:margin-bottom="0in"/>
    </style:style>
    <style:style style:name="P10" style:family="paragraph" style:parent-style-name="Table_20_Contents">
      <style:paragraph-properties fo:margin-top="0in" fo:margin-bottom="0in" fo:text-align="center" style:justify-single-word="false"/>
    </style:style>
    <style:style style:name="P11"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2" style:family="paragraph" style:parent-style-name="Table_20_Heading">
      <style:paragraph-properties fo:margin-top="0in" fo:margin-bottom="0in"/>
    </style:style>
    <style:style style:name="P13" style:family="paragraph" style:parent-style-name="Table_20_Heading">
      <style:paragraph-properties fo:margin-top="0in" fo:margin-bottom="0in" fo:text-align="center" style:justify-single-word="false"/>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Table_20_Contents">
      <style:paragraph-properties fo:break-before="page"/>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Table_20_Contents" style:list-style-name="L4"/>
    <style:style style:name="P18" style:family="paragraph" style:parent-style-name="Heading_20_1" style:master-page-name="First_20_Page">
      <style:paragraph-properties style:page-number="auto"/>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Standard">
      <style:text-properties fo:color="#000000" style:font-name="Times New Roman" fo:font-size="12pt" fo:font-weight="normal" style:font-weight-asian="normal" style:font-weight-complex="normal"/>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super 58%"/>
    </style:style>
    <style:style style:name="T5" style:family="text">
      <style:text-properties fo:color="#000000" style:font-name="TimesNewRomanPSMT" fo:font-size="12pt" style:font-name-asian="TimesNewRomanPSMT" style:font-size-asian="12pt" style:font-name-complex="TimesNewRomanPSMT" style:font-size-complex="12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 (Informative)</text:h>
      <text:p text:style-name="Standard">This specification defines the protocol for transporting OpenLCB datagrams via CAN segment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4 gives an overview of the message types with an abstract numeric description intended as a normative guide to the construction of concrete message types over specific physical transport media. §§7–ff. describe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specification is in the context of the following OpenLCB-CAN Standards:</text:p>
      <text:list xml:id="list43115178636895437" text:style-name="L1">
        <text:list-item>
          <text:p text:style-name="P21">The OpenLCB Message Network Standard, which <text:span text:style-name="T5">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1">The OpenLCB-CAN Frame Transport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11">Name</text:p>
          </table:table-cell>
          <table:table-cell table:style-name="Table4.A1" office:value-type="string">
            <text:p text:style-name="P11">Dest ID</text:p>
          </table:table-cell>
          <table:table-cell table:style-name="Table4.A1" office:value-type="string">
            <text:p text:style-name="P11">Event ID</text:p>
          </table:table-cell>
          <table:table-cell table:style-name="Table4.A1" office:value-type="string">
            <text:p text:style-name="P11">Common MTI</text:p>
          </table:table-cell>
          <table:table-cell table:style-name="Table4.E1" office:value-type="string">
            <text:p text:style-name="P11">Data Content</text:p>
          </table:table-cell>
        </table:table-row>
        <table:table-row>
          <table:table-cell table:style-name="Table4.A2" office:value-type="string">
            <text:p text:style-name="P9">Datagram Content</text:p>
          </table:table-cell>
          <table:table-cell table:style-name="Table4.A2" office:value-type="string">
            <text:p text:style-name="P10">Y</text:p>
          </table:table-cell>
          <table:table-cell table:style-name="Table4.A2" office:value-type="string">
            <text:p text:style-name="P10">N</text:p>
          </table:table-cell>
          <table:table-cell table:style-name="Table4.A2" office:value-type="string">
            <text:p text:style-name="P10">0x1C48</text:p>
          </table:table-cell>
          <table:table-cell table:style-name="Table4.E2" office:value-type="string">
            <text:p text:style-name="P10">0-72 bytes</text:p>
          </table:table-cell>
        </table:table-row>
      </table:table>
      <text:p text:style-name="Standard"/>
      <text:h text:style-name="Heading_20_2" text:outline-level="2">Datagram Received OK</text:h>
      <text:p text:style-name="Standard"/>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11">Name</text:p>
          </table:table-cell>
          <table:table-cell table:style-name="Table2.A1" office:value-type="string">
            <text:p text:style-name="P11">Dest ID</text:p>
          </table:table-cell>
          <table:table-cell table:style-name="Table2.A1" office:value-type="string">
            <text:p text:style-name="P11">Event ID</text:p>
          </table:table-cell>
          <table:table-cell table:style-name="Table2.A1" office:value-type="string">
            <text:p text:style-name="P11">Common MTI</text:p>
          </table:table-cell>
          <table:table-cell table:style-name="Table2.E1" office:value-type="string">
            <text:p text:style-name="P11">Data Content</text:p>
          </table:table-cell>
        </table:table-row>
        <table:table-row>
          <table:table-cell table:style-name="Table2.A2" office:value-type="string">
            <text:p text:style-name="P9">Datagram Received OK</text:p>
          </table:table-cell>
          <table:table-cell table:style-name="Table2.A2" office:value-type="string">
            <text:p text:style-name="P10">Y</text:p>
          </table:table-cell>
          <table:table-cell table:style-name="Table2.A2" office:value-type="string">
            <text:p text:style-name="P10">N</text:p>
          </table:table-cell>
          <table:table-cell table:style-name="Table2.A2" office:value-type="string">
            <text:p text:style-name="P10">0x0A28</text:p>
          </table:table-cell>
          <table:table-cell table:style-name="Table2.E2" office:value-type="string">
            <text:p text:style-name="P10"/>
          </table:table-cell>
        </table:table-row>
      </table:table>
      <text:p text:style-name="Standard"/>
      <text:h text:style-name="Heading_20_2" text:outline-level="2">Datagram Rejected</text:h>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11">Name</text:p>
          </table:table-cell>
          <table:table-cell table:style-name="Table3.A1" office:value-type="string">
            <text:p text:style-name="P11">Dest ID</text:p>
          </table:table-cell>
          <table:table-cell table:style-name="Table3.A1" office:value-type="string">
            <text:p text:style-name="P11">Event ID</text:p>
          </table:table-cell>
          <table:table-cell table:style-name="Table3.A1" office:value-type="string">
            <text:p text:style-name="P11">Common MTI</text:p>
          </table:table-cell>
          <table:table-cell table:style-name="Table3.E1" office:value-type="string">
            <text:p text:style-name="P11">Data Content</text:p>
          </table:table-cell>
        </table:table-row>
        <table:table-row>
          <table:table-cell table:style-name="Table3.A2" office:value-type="string">
            <text:p text:style-name="P9">Datagram Rejected</text:p>
          </table:table-cell>
          <table:table-cell table:style-name="Table3.A2" office:value-type="string">
            <text:p text:style-name="P10">Y</text:p>
          </table:table-cell>
          <table:table-cell table:style-name="Table3.A2" office:value-type="string">
            <text:p text:style-name="P10">N</text:p>
          </table:table-cell>
          <table:table-cell table:style-name="Table3.A2" office:value-type="string">
            <text:p text:style-name="P10">0x0A48</text:p>
          </table:table-cell>
          <table:table-cell table:style-name="Table3.E2" office:value-type="string">
            <text:p text:style-name="P10">Error Code</text:p>
          </table:table-cell>
        </table:table-row>
      </table:table>
      <text:p text:style-name="Standard"/>
      <text:p text:style-name="Standard">Nodes shall accept and process Datagram Rejected messages that do not contain a full data code. Missing error code bits are to be interpreted as zero.</text:p>
      <text:h text:style-name="Heading_20_3" text:outline-level="3">Error Codes</text:h>
      <text:p text:style-name="Standard">The Error Code field contains 16 bits. <text:s/></text:p>
      <text:p text:style-name="Standard">Zero or one of the two following bits shall be set:</text:p>
      <text:list xml:id="list3405880335538631361" text:style-name="L2">
        <text:list-item>
          <text:p text:style-name="P22">0x1000 Permanent error – The received datagram will always invoke the same error.</text:p>
        </text:list-item>
        <text:list-item>
          <text:p text:style-name="P22">0x2000 Resend OK – The error condition is likely to be temporary, so a resend of the original datagram may be attempted.</text:p>
        </text:list-item>
      </text:list>
      <text:p text:style-name="Standard">When <text:span text:style-name="T6">the</text:span> “Resend OK” bit is set, the following bits are defined:</text:p>
      <text:list xml:id="list1982165667" text:continue-numbering="true" text:style-name="L2">
        <text:list-item>
          <text:p text:style-name="P22">0x4000 Transport error – The error could have been due to a failure in message/frame transport. </text:p>
        </text:list-item>
        <text:list-item>
          <text:p text:style-name="P22">0x0020 Buffer unavailable - The node wasn't able to receive the datagram because of a shortage of buffers.</text:p>
        </text:list-item>
        <text:list-item>
          <text:p text:style-name="P22">0x0040 Out of order - An internal inconsistency was found in the OpenLCB message sequence and/or in the CAN frames making up a datagram. </text:p>
        </text:list-item>
      </text:list>
      <text:p text:style-name="Standard">When the “Permanent error” bit is set, the following bits are defined:</text:p>
      <text:list xml:id="list5389684239566604981" text:style-name="L3">
        <text:list-item>
          <text:p text:style-name="P23">0x0020 – Source not permitted – this node will not accept datagrams of this type from the transmitting node</text:p>
        </text:list-item>
        <text:list-item>
          <text:p text:style-name="P23"><text:soft-page-break/>0x0040 – Datagrams not accepted – this node will not accept datagrams of this type from any node</text:p>
        </text:list-item>
      </text:list>
      <text:p text:style-name="Standard">Nodes may, but are not required to, use the low five bits of the error code field to define specific error codes in concert with the flag bits defined above. </text:p>
      <text:p text:style-name="Standard">All other bits and bit combinations are reserved.</text:p>
      <text:h text:style-name="Heading_20_1" text:outline-level="1">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e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If a receiving node receives a 2<text:span text:style-name="T4">nd</text:span> Datagram Content message before sending a reply to the the 1<text:span text:style-name="T4">st</text:span> Datagram Content message, it may, but is not required to, reject the 2<text:span text:style-name="T4">nd</text:span> Datagram by sending a Datagram Rejected message with the Transport error and Resend OK error flag bits set.</text:p>
      <text:p text:style-name="Standard">Upon receipt of a Datagram Rejected message with the Resend OK bit sent, the original transmitting node may resend the same Datagram Content message, or may abandon the transmission attempt.</text:p>
      <text:p text:style-name="Standard">Upon receipt of a Datagram Rejected message with the Resend OK bit resent,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CAN Frame Transport Standard and OpenLCB Message Network Standard define how OpenLCB messages are carried across CAN networks. Following those specifications, the Datagram Transport messages used on CAN are as defined in the following table.</text:p>
      <table:table table:name="CanTransport" table:style-name="CanTransport">
        <table:table-column table:style-name="CanTransport.A"/>
        <table:table-column table:style-name="CanTransport.B" table:number-columns-repeated="2"/>
        <table:table-column table:style-name="CanTransport.D"/>
        <table:table-column table:style-name="CanTransport.E"/>
        <table:table-header-rows>
          <text:soft-page-break/>
          <table:table-row>
            <table:table-cell table:style-name="CanTransport.A1" office:value-type="string">
              <text:p text:style-name="P12">Name</text:p>
            </table:table-cell>
            <table:table-cell table:style-name="CanTransport.A1" office:value-type="string">
              <text:p text:style-name="P13">Dest ID</text:p>
            </table:table-cell>
            <table:table-cell table:style-name="CanTransport.A1" office:value-type="string">
              <text:p text:style-name="P13">Event ID</text:p>
            </table:table-cell>
            <table:table-cell table:style-name="CanTransport.A1" office:value-type="string">
              <text:p text:style-name="P13">Header Format</text:p>
            </table:table-cell>
            <table:table-cell table:style-name="CanTransport.E1" office:value-type="string">
              <text:p text:style-name="P13">Data-part Content</text:p>
            </table:table-cell>
          </table:table-row>
        </table:table-header-rows>
        <table:table-row>
          <table:table-cell table:style-name="CanTransport.A2" office:value-type="string">
            <text:p text:style-name="P9">Datagram Content</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8">0x1Add,dsss<text:note text:id="ftn1" text:note-class="footnote"><text:note-citation>1</text:note-citation><text:note-body><text:p text:style-name="Footnote">sss —The 12-bit source alias field </text:p></text:note-body></text:note> — Single<text:note text:id="ftn2" text:note-class="footnote"><text:note-citation>2</text:note-citation><text:note-body><text:p text:style-name="Footnote">Because CAN frames are limited to 8 bytes, datagrams larger than 8 bytes must be broken up among multiple messages. Thus, four distinct message types are defined to aid in flow control.</text:p></text:note-body></text:note></text:p>
            <text:p text:style-name="P8">0x1Bdd,dsss — First</text:p>
            <text:p text:style-name="P8">0x1Cdd,dsss — Middle</text:p>
            <text:p text:style-name="P8">0x1Ddd,dsss — Last</text:p>
          </table:table-cell>
          <table:table-cell table:style-name="CanTransport.E2" office:value-type="string">
            <text:p text:style-name="P10">0–8 bytes</text:p>
          </table:table-cell>
        </table:table-row>
        <table:table-row>
          <table:table-cell table:style-name="CanTransport.A2" office:value-type="string">
            <text:p text:style-name="P9">Datagram Received OK</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10">0x19A2,8sss</text:p>
          </table:table-cell>
          <table:table-cell table:style-name="CanTransport.E2" office:value-type="string">
            <text:p text:style-name="P10">0xfddd<text:note text:id="ftn3" text:note-class="footnote"><text:note-citation>3</text:note-citation><text:note-body><text:p text:style-name="Footnote">fddd — First two bytes of the data-part, representing the 4-bit flag field and 12-bit destination Alias. See the OpenLCB-CAN Frame Transport Standard.</text:p></text:note-body></text:note></text:p>
          </table:table-cell>
        </table:table-row>
        <table:table-row>
          <table:table-cell table:style-name="CanTransport.A2" office:value-type="string">
            <text:p text:style-name="P9">Datagram Rejected</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10">0x19A4,8sss</text:p>
          </table:table-cell>
          <table:table-cell table:style-name="CanTransport.E2" office:value-type="string">
            <text:p text:style-name="P10">0xfddd, Error Code</text:p>
          </table:table-cell>
        </table:table-row>
      </table:table>
      <text:h text:style-name="Heading_20_2" text:outline-level="2">CAN States</text:h>
      <text:p text:style-name="P24">A node implementing the OpenLCB-CAN protocol shall maintain a Datagram-started state for each datagram that it is receiving as a sequence of frames. If the node receives multiple overlapping datagrams, the states shall be independent.</text:p>
      <text:h text:style-name="Heading_20_2" text:outline-level="2">CAN Interactions</text:h>
      <text:h text:style-name="Heading_20_3" text:outline-level="3">Normal Transmission</text:h>
      <text:p text:style-name="Standard">Normal transmission of a datagram over CAN consists of the transmitting node sending the Datagram Content message using one of two sequences of Datagram frames:</text:p>
      <text:list xml:id="list2515067366677696580" text:style-name="L4">
        <text:list-item>
          <text:p text:style-name="P17">One Datagram Content Single Frame</text:p>
        </text:list-item>
        <text:list-item>
          <text:p text:style-name="P17">One Datagram Content First Frame, followed by zero or more Datagram Content Middle Frame, followed by one Datagram Content Last Frame</text:p>
        </text:list-item>
      </text:list>
      <text:p text:style-name="Table_20_Contents">A node shall not interleave transmission of frames from more than one datagram. A node shall not transmit frames with lower CAN priority between the frames making up a datagram. <text:s/>A node may, but is not required to, transmit frames with higher CAN priority between the frames making up a datagram.</text:p>
      <text:p text:style-name="Table_20_Contents">A receiving node receiving either of the above sequences shall send either a Datagram Received OK or Datagram Rejected message in reply.</text:p>
      <text:h text:style-name="Heading_20_3" text:outline-level="3">Rejected Transmission</text:h>
      <text:p text:style-name="Standard">If a receiving node receives a sequence of Datagram frames other than one of</text:p>
      <text:list xml:id="list1556337096" text:continue-numbering="true" text:style-name="L4">
        <text:list-item>
          <text:p text:style-name="P17">One Datagram Content Single Frame</text:p>
        </text:list-item>
        <text:list-item>
          <text:p text:style-name="P17">One Datagram Content First Frame, followed by zero or more Datagram Content Middle Frame, followed by one Datagram Content Last Frame</text:p>
        </text:list-item>
      </text:list>
      <text:p text:style-name="Table_20_Contents">the receiving node shall send a Datagram Rejected message with the Transport error and Resend OK bits set.</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Introduction (Informative)<text:tab/>1</text:p>
          <text:p text:style-name="P19"><text:s/>2 Intended Use (Informative)<text:tab/>1</text:p>
          <text:p text:style-name="P19"><text:s/>3 References and Context (Normative)<text:tab/>1</text:p>
          <text:p text:style-name="P19"><text:s/>4 Message Formats (Normative)<text:tab/>1</text:p>
          <text:p text:style-name="P16"><text:s/>4.1 Datagram Content<text:tab/>2</text:p>
          <text:p text:style-name="P16"><text:s/>4.2 Datagram Received OK<text:tab/>2</text:p>
          <text:p text:style-name="P16"><text:s/>4.3 Datagram Rejected<text:tab/>2</text:p>
          <text:p text:style-name="P20"><text:s/>4.3.1 Error Codes<text:tab/>2</text:p>
          <text:p text:style-name="P19"><text:s/>5 States (Normative)<text:tab/>3</text:p>
          <text:p text:style-name="P19"><text:s/>6 Interactions (Normative)<text:tab/>3</text:p>
          <text:p text:style-name="P16"><text:s/>6.1 Normal Transmission<text:tab/>3</text:p>
          <text:p text:style-name="P16"><text:s/>6.2 Rejected Transmission<text:tab/>3</text:p>
          <text:p text:style-name="P19"><text:s/>7 Adaptation to CAN Transport (Normative)<text:tab/>3</text:p>
          <text:p text:style-name="P16"><text:s/>7.1 CAN Message Formats<text:tab/>3</text:p>
          <text:p text:style-name="P16"><text:s/>7.2 CAN States<text:tab/>4</text:p>
          <text:p text:style-name="P16"><text:s/>7.3 CAN Interactions<text:tab/>4</text:p>
          <text:p text:style-name="P20"><text:s/>7.3.1 Normal Transmission<text:tab/>4</text:p>
          <text:p text:style-name="P20"><text:s/>7.3.2 Rejected Transmission<text:tab/>4</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Datagram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116" text:date-value="2013-01-27T18:13:20">1-27-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7T18:13:20">Jan 27,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116" text:date-value="2013-01-27T18:13:20">1-27-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Datagram Transport Standard</dc:title>
    <meta:initial-creator>Alex Shepherd</meta:initial-creator>
    <meta:creation-date>2009-01-22T07:11:27</meta:creation-date>
    <meta:editing-cycles>107</meta:editing-cycles>
    <meta:editing-duration>PT15H45M14S</meta:editing-duration>
    <meta:generator>OpenOffice.org/3.4.1$Unix OpenOffice.org_project/341m1$Build-9593</meta:generator>
    <dc:date>2013-01-27T18:13:20</dc:date>
    <meta:keyword>OpenLCB-CAN Datagram Transport</meta:keyword>
    <dc:creator>Bob Jacobsen</dc:creator>
    <meta:document-statistic meta:table-count="5" meta:image-count="1" meta:object-count="0" meta:page-count="5" meta:paragraph-count="140" meta:word-count="1318" meta:character-count="8205"/>
    <meta:user-defined meta:name="Info 1"/>
    <meta:user-defined meta:name="Info 2"/>
    <meta:user-defined meta:name="Info 3"/>
    <meta:user-defined meta:name="Info 4"/>
  </office:meta>
</office:document-meta>
</file>